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talogManager.setUseStaticCatalog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atalogManager.getStatic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talogManager.setIgnoreMissingProperties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